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2.372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0.4827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0.6244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2.9839in"/>
    </style:style>
    <style:style style:name="co16" style:family="table-column">
      <style:table-column-properties fo:break-before="auto" style:column-width="0.7882in"/>
    </style:style>
    <style:style style:name="co17" style:family="table-column">
      <style:table-column-properties fo:break-before="auto" style:column-width="0.8429in"/>
    </style:style>
    <style:style style:name="co18" style:family="table-column">
      <style:table-column-properties fo:break-before="auto" style:column-width="0.8866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 office:value-type="string">
            <text:p>#type</text:p>
          </table:table-cell>
          <table:table-cell table:style-name="ce1" office:value-type="string">
            <text:p>item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max_speed</text:p>
          </table:table-cell>
          <table:table-cell table:style-name="ce1" office:value-type="string">
            <text:p>decceleration</text:p>
          </table:table-cell>
          <table:table-cell table:style-name="ce1" office:value-type="string">
            <text:p>acceleration</text:p>
          </table:table-cell>
          <table:table-cell table:style-name="ce1" office:value-type="string">
            <text:p>hyperspee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bot</text:p>
          </table:table-cell>
          <table:table-cell table:style-name="ce1" office:value-type="string">
            <text:p>fake_texture</text:p>
          </table:table-cell>
          <table:table-cell table:style-name="ce1" office:value-type="string">
            <text:p>fake_width</text:p>
          </table:table-cell>
          <table:table-cell table:style-name="ce1" office:value-type="string">
            <text:p>fake_height</text:p>
          </table:table-cell>
          <table:table-cell table:style-name="ce1" office:value-type="string">
            <text:p>fake_frames</text:p>
          </table:table-cell>
          <table:table-cell table:style-name="ce1" table:number-columns-repeated="1004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_default</text:p>
          </table:table-cell>
          <table:table-cell office:value-type="string">
            <text:p>Default engine</text:p>
          </table:table-cell>
          <table:table-cell office:value-type="string">
            <text:p>Assets/2D/Equipment/Thruste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rmor</text:p>
          </table:table-cell>
          <table:table-cell office:value-type="string">
            <text:p>armor_default</text:p>
          </table:table-cell>
          <table:table-cell office:value-type="string">
            <text:p>Default armor</text:p>
          </table:table-cell>
          <table:table-cell office:value-type="string">
            <text:p>Assets/2D/Equipment/Armo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eld</text:p>
          </table:table-cell>
          <table:table-cell office:value-type="string">
            <text:p>shield_default</text:p>
          </table:table-cell>
          <table:table-cell office:value-type="string">
            <text:p>Default shield</text:p>
          </table:table-cell>
          <table:table-cell office:value-type="string">
            <text:p>Assets/2D/Equipment/Shiel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module</text:p>
          </table:table-cell>
          <table:table-cell office:value-type="string">
            <text:p>module_default</text:p>
          </table:table-cell>
          <table:table-cell office:value-type="string">
            <text:p>Default module</text:p>
          </table:table-cell>
          <table:table-cell office:value-type="string">
            <text:p>Assets/2D/Equipment/Module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pmodel</text:p>
          </table:table-cell>
          <table:table-cell office:value-type="string">
            <text:p>shipmodel_default</text:p>
          </table:table-cell>
          <table:table-cell office:value-type="string">
            <text:p>Default ship</text:p>
          </table:table-cell>
          <table:table-cell office:value-type="string">
            <text:p>Assets/2D/Equipment/Natalia.png</text:p>
          </table:table-cell>
          <table:table-cell table:number-columns-repeated="2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750">
            <text:p>750</text:p>
          </table:table-cell>
          <table:table-cell office:value-type="float" office:value="2000">
            <text:p>2000</text:p>
          </table:table-cell>
          <table:table-cell office:value-type="float" office:value="800">
            <text:p>800</text:p>
          </table:table-cell>
          <table:table-cell office:value-type="string">
            <text:p>10.0f</text:p>
          </table:table-cell>
          <table:table-cell office:value-type="float" office:value="800">
            <text:p>800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ssets/2D/Equipment/ShipModel_default.png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7/02/2015</text:date>, <text:time>21:2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7-02T21:24:47.94</dc:date>
    <dc:creator>Wister </dc:creator>
    <meta:editing-duration>PT8M32S</meta:editing-duration>
    <meta:editing-cycles>28</meta:editing-cycles>
    <meta:document-statistic meta:table-count="1" meta:cell-count="120" meta:object-count="0"/>
  </office:meta>
</office:document-meta>
</file>